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nus" svg:font-family="Tinu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f730" officeooo:paragraph-rsid="0019f730"/>
    </style:style>
    <style:style style:name="P2" style:family="paragraph" style:parent-style-name="Standard">
      <style:text-properties style:font-name="Tinus" officeooo:rsid="0019f730" officeooo:paragraph-rsid="0019f730"/>
    </style:style>
    <style:style style:name="P3" style:family="paragraph" style:parent-style-name="Standard">
      <style:text-properties style:font-name="Tinus" fo:font-size="16pt" fo:font-weight="bold" officeooo:rsid="0019f730" officeooo:paragraph-rsid="0019f730" style:font-size-asian="16pt" style:font-weight-asian="bold" style:font-size-complex="16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 Ele a Glória</text:p>
      <text:p text:style-name="P2"/>
      <text:p text:style-name="P2"/>
      <text:p text:style-name="P2">Intro: Em <text:s/>C <text:s/>D <text:s/>Em</text:p>
      <text:p text:style-name="P2"/>
      <text:p text:style-name="P2"/>
      <text:p text:style-name="P2"/>
      <text:section text:style-name="Sect1" text:name="Seção1">
        <text:p text:style-name="P2">Estrofe 1:</text:p>
        <text:p text:style-name="P2"/>
        <text:p text:style-name="P2">Em <text:s text:c="15"/>C</text:p>
        <text:p text:style-name="P2">Porque Dele e por Ele</text:p>
        <text:p text:style-name="P2"><text:s text:c="5"/>D <text:s text:c="15"/>Em</text:p>
        <text:p text:style-name="P2">Para Ele são todas as coisas</text:p>
        <text:p text:style-name="P2"/>
        <text:p text:style-name="P2">Em <text:s text:c="15"/>C</text:p>
        <text:p text:style-name="P2">Porque Dele e por Ele</text:p>
        <text:p text:style-name="P2"><text:s text:c="5"/>D <text:s text:c="15"/>Em</text:p>
        <text:p text:style-name="P2">Para Ele são todas as coisas</text:p>
        <text:p text:style-name="P2"/>
        <text:p text:style-name="P2">Em <text:s text:c="15"/>C</text:p>
        <text:p text:style-name="P2">Porque Dele e por Ele</text:p>
        <text:p text:style-name="P2"><text:s text:c="5"/>D <text:s text:c="15"/>Em</text:p>
        <text:p text:style-name="P2">Para Ele são todas as coisas</text:p>
        <text:p text:style-name="P2"/>
        <text:p text:style-name="P2">Em <text:s text:c="15"/>C</text:p>
        <text:p text:style-name="P2">Porque Dele e por Ele</text:p>
        <text:p text:style-name="P2"><text:s text:c="5"/>D <text:s text:c="15"/>Em</text:p>
        <text:p text:style-name="P2">Para Ele são todas as coisas</text:p>
        <text:p text:style-name="P2"/>
        <text:p text:style-name="P2">Refrão:</text:p>
        <text:p text:style-name="P2"/>
        <text:p text:style-name="P2"><text:s text:c="8"/>C <text:s text:c="3"/>D</text:p>
        <text:p text:style-name="P2">A Ele a Glória</text:p>
        <text:p text:style-name="P2"><text:s text:c="8"/>G <text:s text:c="2"/>D <text:s/>Em</text:p>
        <text:p text:style-name="P2">A Ele a Gló-ó-ria</text:p>
        <text:p text:style-name="P2"><text:s text:c="8"/>C <text:s text:c="2"/>D</text:p>
        <text:p text:style-name="P2">A Ele a Glória</text:p>
        <text:p text:style-name="P2"><text:s text:c="13"/>Em</text:p>
        <text:p text:style-name="P2">Pra sempre, amém</text:p>
        <text:p text:style-name="P2"><text:s text:c="7"/></text:p>
        <text:p text:style-name="P2"><text:s text:c="9"/>C <text:s text:c="3"/>D</text:p>
        <text:p text:style-name="P2">A Ele a Glória</text:p>
        <text:p text:style-name="P2"><text:s text:c="8"/>G <text:s text:c="2"/>D <text:s/>Em</text:p>
        <text:p text:style-name="P2">A Ele a Gló-ó-ria</text:p>
        <text:p text:style-name="P2"><text:s text:c="8"/>C <text:s text:c="2"/>D</text:p>
        <text:p text:style-name="P2">A Ele a Glória</text:p>
        <text:p text:style-name="P2"><text:s text:c="13"/>Em</text:p>
        <text:p text:style-name="P2">Pra sempre, amém</text:p>
        <text:p text:style-name="P2"/>
        <text:p text:style-name="P2">Estrofe 2:</text:p>
        <text:p text:style-name="P2"/>
        <text:p text:style-name="P2">Em <text:s text:c="18"/>C</text:p>
        <text:p text:style-name="P2"><text:s text:c="3"/>Quão profundas riquezas</text:p>
        <text:p text:style-name="P2"><text:s text:c="5"/>D <text:s text:c="17"/>Em</text:p>
        <text:p text:style-name="P2">O saber e o conhecer de Deus</text:p>
        <text:p text:style-name="P2"><text:s text:c="2"/>Em <text:s text:c="8"/>C</text:p>
        <text:p text:style-name="P2">Quão insondáveis</text:p>
        <text:p text:style-name="P2"><text:s text:c="7"/>D <text:s text:c="12"/>Em</text:p>
        <text:p text:style-name="P2">Seus juízos e Seus caminhos</text:p>
        <text:p text:style-name="P2"/>
        <text:p text:style-name="P2">Em <text:s text:c="18"/>C</text:p>
        <text:p text:style-name="P2"><text:s text:c="3"/>Quão profundas riquezas</text:p>
        <text:p text:style-name="P2"><text:s text:c="5"/>D <text:s text:c="17"/>Em</text:p>
        <text:p text:style-name="P2">O saber e o conhecer de Deus</text:p>
        <text:p text:style-name="P2"><text:s/>Em <text:s text:c="9"/>C</text:p>
        <text:p text:style-name="P2">Quão insondáveis</text:p>
        <text:p text:style-name="P2"><text:s text:c="7"/>D <text:s text:c="11"/>Em</text:p>
        <text:p text:style-name="P2">Seus juízos e Seus caminhos</text:p>
        <text:p text:style-name="P2"/>
        <text:p text:style-name="P2">Refrão:</text:p>
        <text:p text:style-name="P2"/>
        <text:p text:style-name="P2"><text:s text:c="8"/>C <text:s text:c="3"/>D</text:p>
        <text:p text:style-name="P2">A Ele a Glória</text:p>
        <text:p text:style-name="P2"><text:s text:c="9"/>G <text:s/>D <text:s/>Em</text:p>
        <text:p text:style-name="P2">A Ele a Gló-ó-ria</text:p>
        <text:p text:style-name="P2"><text:s text:c="8"/>C <text:s text:c="2"/>D</text:p>
        <text:p text:style-name="P2">A Ele a Glória</text:p>
        <text:p text:style-name="P2"><text:s text:c="13"/>Em</text:p>
        <text:p text:style-name="P2">Pra sempre, amém</text:p>
        <text:p text:style-name="P2"/>
        <text:p text:style-name="P2"><text:s text:c="8"/>C <text:s text:c="3"/>D</text:p>
        <text:p text:style-name="P2">A Ele a Glória</text:p>
        <text:p text:style-name="P2"><text:s text:c="9"/>G <text:s/>D <text:s/>Em</text:p>
        <text:p text:style-name="P2">A Ele a Gló-ó-ria</text:p>
        <text:p text:style-name="P2"><text:s text:c="8"/>C <text:s text:c="2"/>D</text:p>
        <text:p text:style-name="P2">A Ele a Glória</text:p>
        <text:p text:style-name="P2"><text:s text:c="13"/>Em</text:p>
        <text:p text:style-name="P2">Pra sempre, amém</text:p>
      </text:section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nus" svg:font-family="Tinu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7:42:34.135611074</meta:creation-date>
    <dc:date>2017-06-18T17:45:22.595553872</dc:date>
    <meta:editing-duration>PT2M48S</meta:editing-duration>
    <meta:editing-cycles>1</meta:editing-cycles>
    <meta:document-statistic meta:table-count="0" meta:image-count="0" meta:object-count="0" meta:page-count="1" meta:paragraph-count="71" meta:word-count="217" meta:character-count="1286" meta:non-whitespace-character-count="665"/>
    <meta:generator>LibreOffice/5.1.6.2$Linux_X86_64 LibreOffice_project/10m0$Build-2</meta:generator>
  </office:meta>
</office:document-meta>
</file>